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6783in"/>
    </style:style>
    <style:style style:name="co8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000000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121">
      <style:table-cell-properties fo:background-color="#ffff99"/>
    </style:style>
    <style:style style:name="ce18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121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21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5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8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9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30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2" table:number-columns-repeated="9" table:default-cell-style-name="ce7"/>
        <table:table-column table:style-name="co3" table:default-cell-style-name="ce11"/>
        <table:table-column table:style-name="co4" table:default-cell-style-name="ce14"/>
        <table:table-column table:style-name="co2" table:number-columns-repeated="2" table:default-cell-style-name="ce7"/>
        <table:table-column table:style-name="co2" table:default-cell-style-name="Default"/>
        <table:table-column table:style-name="co3" table:default-cell-style-name="ce11"/>
        <table:table-column table:style-name="co4" table:default-cell-style-name="ce14"/>
        <table:table-column table:style-name="co2" table:number-columns-repeated="3" table:default-cell-style-name="Default"/>
        <table:table-column table:style-name="co2" table:default-cell-style-name="ce17"/>
        <table:table-column table:style-name="co4" table:default-cell-style-name="ce14"/>
        <table:table-column table:style-name="co2" table:number-columns-repeated="2" table:default-cell-style-name="ce7"/>
        <table:table-column table:style-name="co2" table:default-cell-style-name="ce17"/>
        <table:table-column table:style-name="co4" table:default-cell-style-name="ce14"/>
        <table:table-column table:style-name="co5" table:default-cell-style-name="ce20"/>
        <table:table-column table:style-name="co6" table:number-columns-repeated="2" table:default-cell-style-name="ce9"/>
        <table:table-column table:style-name="co6" table:default-cell-style-name="Default"/>
        <table:table-column table:style-name="co7" table:default-cell-style-name="Default"/>
        <table:table-column table:style-name="co4" table:default-cell-style-name="ce14"/>
        <table:table-column table:style-name="co6" table:default-cell-style-name="ce24"/>
        <table:table-column table:style-name="co8" table:default-cell-style-name="ce27"/>
        <table:table-column table:style-name="co4" table:default-cell-style-name="ce14"/>
        <table:table-column table:style-name="co6" table:default-cell-style-name="ce24"/>
        <table:table-column table:style-name="co2" table:default-cell-style-name="ce29"/>
        <table:table-column table:style-name="co4" table:default-cell-style-name="ce14"/>
        <table:table-column table:style-name="co6" table:default-cell-style-name="ce24"/>
        <table:table-column table:style-name="co8" table:default-cell-style-name="ce27"/>
        <table:table-column table:style-name="co2" table:number-columns-repeated="979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4" office:value-type="string" calcext:value-type="string">
            <text:p>L1</text:p>
          </table:table-cell>
          <table:table-cell table:style-name="ce6" office:value-type="string" calcext:value-type="string">
            <text:p>L2</text:p>
          </table:table-cell>
          <table:table-cell table:style-name="ce6" office:value-type="string" calcext:value-type="string">
            <text:p>L3</text:p>
          </table:table-cell>
          <table:table-cell table:style-name="ce6" office:value-type="string" calcext:value-type="string">
            <text:p>L4</text:p>
          </table:table-cell>
          <table:table-cell table:style-name="ce6" office:value-type="string" calcext:value-type="string">
            <text:p>L5</text:p>
          </table:table-cell>
          <table:table-cell table:style-name="ce6" office:value-type="string" calcext:value-type="string">
            <text:p>L6</text:p>
          </table:table-cell>
          <table:table-cell table:style-name="ce6" office:value-type="string" calcext:value-type="string">
            <text:p>L7</text:p>
          </table:table-cell>
          <table:table-cell table:style-name="ce6" office:value-type="string" calcext:value-type="string">
            <text:p>L8</text:p>
          </table:table-cell>
          <table:table-cell table:style-name="ce6" office:value-type="string" calcext:value-type="string">
            <text:p>L9</text:p>
          </table:table-cell>
          <table:table-cell table:style-name="ce6" office:value-type="string" calcext:value-type="string">
            <text:p>L10</text:p>
          </table:table-cell>
          <table:table-cell office:value-type="string" calcext:value-type="string">
            <text:p>Lab Final</text:p>
          </table:table-cell>
          <table:table-cell table:style-name="ce13"/>
          <table:table-cell table:style-name="ce6" office:value-type="string" calcext:value-type="string">
            <text:p>E1</text:p>
          </table:table-cell>
          <table:table-cell table:style-name="ce6" office:value-type="string" calcext:value-type="string">
            <text:p>E2</text:p>
          </table:table-cell>
          <table:table-cell table:style-name="ce15" office:value-type="string" calcext:value-type="string">
            <text:p>E3</text:p>
          </table:table-cell>
          <table:table-cell office:value-type="string" calcext:value-type="string">
            <text:p>Exam Final</text:p>
          </table:table-cell>
          <table:table-cell table:style-name="ce13"/>
          <table:table-cell table:style-name="ce15" office:value-type="string" calcext:value-type="string">
            <text:p>CP1</text:p>
          </table:table-cell>
          <table:table-cell table:style-name="ce15" office:value-type="string" calcext:value-type="string">
            <text:p>CP2</text:p>
          </table:table-cell>
          <table:table-cell table:style-name="ce15" office:value-type="string" calcext:value-type="string">
            <text:p>IM</text:p>
          </table:table-cell>
          <table:table-cell table:style-name="ce11" office:value-type="string" calcext:value-type="string">
            <text:p>CP Final</text:p>
          </table:table-cell>
          <table:table-cell table:style-name="ce13"/>
          <table:table-cell table:style-name="ce6" office:value-type="string" calcext:value-type="string">
            <text:p>FPD</text:p>
          </table:table-cell>
          <table:table-cell table:style-name="ce6" office:value-type="string" calcext:value-type="string">
            <text:p>FP</text:p>
          </table:table-cell>
          <table:table-cell table:style-name="ce18" office:value-type="string" calcext:value-type="string">
            <text:p>FP Final</text:p>
          </table:table-cell>
          <table:table-cell table:style-name="ce13"/>
          <table:table-cell table:style-name="ce19" office:value-type="string" calcext:value-type="string">
            <text:p>Final Grade</text:p>
          </table:table-cell>
          <table:table-cell office:value-type="string" calcext:value-type="string">
            <text:p>Final Grade</text:p>
          </table:table-cell>
          <table:table-cell office:value-type="string" calcext:value-type="string">
            <text:p>Submitted Grade</text:p>
          </table:table-cell>
          <table:table-cell table:style-name="ce9" office:value-type="string" calcext:value-type="string">
            <text:p>Final GPA</text:p>
          </table:table-cell>
          <table:table-cell table:style-name="ce22" office:value-type="string" calcext:value-type="string">
            <text:p>Final Submitted GPA</text:p>
          </table:table-cell>
          <table:table-cell table:style-name="ce13"/>
          <table:table-cell table:style-name="ce23" office:value-type="string" calcext:value-type="string">
            <text:p>Letter Grade</text:p>
          </table:table-cell>
          <table:table-cell table:style-name="ce26" office:value-type="string" calcext:value-type="string">
            <text:p>Numerical Grade</text:p>
          </table:table-cell>
          <table:table-cell table:style-name="ce13"/>
          <table:table-cell table:style-name="ce23" office:value-type="string" calcext:value-type="string">
            <text:p>Letter Grade</text:p>
          </table:table-cell>
          <table:table-cell table:style-name="ce28" office:value-type="string" calcext:value-type="string">
            <text:p>GPA </text:p>
          </table:table-cell>
          <table:table-cell table:style-name="ce13"/>
          <table:table-cell table:style-name="ce23"/>
          <table:table-cell table:style-name="ce26"/>
          <table:table-cell table:style-name="ce15" table:number-columns-repeated="979"/>
        </table:table-row>
        <table:table-row table:style-name="ro1">
          <table:table-cell table:style-name="ce2" office:value-type="string" calcext:value-type="string">
            <text:p>Madeline Becke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A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table:style-name="ce7"/>
          <table:table-cell table:style-name="ce16" table:formula="of:=(([.N2] / 50)*0.15 + ([.O2] / 50)*0.15 + ([.P2] / 100)*0.2)" office:value-type="float" office:value="0.264" calcext:value-type="float">
            <text:p>0.26400</text:p>
          </table:table-cell>
          <table:table-cell/>
          <table:table-cell table:style-name="ce7" table:number-columns-repeated="3"/>
          <table:table-cell table:style-name="ce16" table:formula="of:=( ((SUM(VLOOKUP([.S2]; [.$AH$2:.$AI$14]; 2; 0);  SUM(VLOOKUP([.T2]; [.$AH$2:.$AI$14]; 2; 0) ))) + ([.U2])  ) / (100 + 100 + 30)) * 0.05" office:value-type="string" office:string-value="" calcext:value-type="error">
            <text:p>#N/A</text:p>
          </table:table-cell>
          <table:table-cell/>
          <table:table-cell office:value-type="string" calcext:value-type="string">
            <text:p>B</text:p>
          </table:table-cell>
          <table:table-cell/>
          <table:table-cell table:style-name="ce16" table:formula="of:=(SUM(VLOOKUP([.X2]; [.$AH$2:.$AI$14]; 2; 0); VLOOKUP([.Y2]; [.$AH$2:.$AI$14]; 2; 0))) / 200 * 0.15" office:value-type="string" office:string-value="" calcext:value-type="error">
            <text:p>#N/A</text:p>
          </table:table-cell>
          <table:table-cell/>
          <table:table-cell table:style-name="ce19" table:formula="of:=[.L2] + [.Q2] + [.V2] + [.Z2]" office:value-type="string" office:string-value="" calcext:value-type="error">
            <text:p>#N/A</text:p>
          </table:table-cell>
          <table:table-cell table:style-name="ce21" table:formula="of:=IF([.AB2]&gt;=0.9875;&quot;A+&quot;;  IF([.AB2]&gt;=0.94; &quot;A&quot;; IF([.AB2]&gt;=0.9; &quot;A-&quot;; IF([.AB2]&gt;=0.87; &quot;B+&quot;; IF([.AB2]&gt;=0.84;&quot;B&quot;; IF([.AB2]&gt;=0.8; &quot;B-&quot;; IF([.AB2]&gt;=0.77; &quot;C+&quot;; IF([.AB2]&gt;=0.74;&quot;C&quot;; IF([.AB2]&gt;=0.7; &quot;C-&quot;; IF([.AB2]&gt;=0.67; &quot;D+&quot;; IF([.AB2]&gt;=0.64;&quot;D&quot;; IF([.AB2]&gt;=0.6; &quot;D-&quot;; &quot;F&quot;))))))))))))" office:value-type="string" office:string-value="" calcext:value-type="error">
            <text:p>#N/A</text:p>
          </table:table-cell>
          <table:table-cell table:style-name="ce21"/>
          <table:table-cell table:style-name="ce9" table:formula="of:=VLOOKUP([.AC2]; [.$AK$2:.$AL$13]; 2; 0)" office:value-type="string" office:string-value="" calcext:value-type="error">
            <text:p>#N/A</text:p>
          </table:table-cell>
          <table:table-cell table:style-name="ce9" table:formula="of:=VLOOKUP([.AD2]; [.$AK$2:.$AL$13]; 2; 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Tessie Bracke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A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table:style-name="ce7"/>
          <table:table-cell table:style-name="ce16" table:formula="of:=(([.N3] / 50)*0.15 + ([.O3] / 50)*0.15 + ([.P3] / 100)*0.2)" office:value-type="float" office:value="0.228" calcext:value-type="float">
            <text:p>0.22800</text:p>
          </table:table-cell>
          <table:table-cell/>
          <table:table-cell table:style-name="ce7" table:number-columns-repeated="3"/>
          <table:table-cell table:style-name="ce16" table:formula="of:=( ((SUM(VLOOKUP([.S3]; [.$AH$2:.$AI$14]; 2; 0);  SUM(VLOOKUP([.T3]; [.$AH$2:.$AI$14]; 2; 0) ))) + ([.U3])  ) / (100 + 100 + 30)) * 0.05" office:value-type="string" office:string-value="" calcext:value-type="error">
            <text:p>#N/A</text:p>
          </table:table-cell>
          <table:table-cell/>
          <table:table-cell office:value-type="string" calcext:value-type="string">
            <text:p>B</text:p>
          </table:table-cell>
          <table:table-cell/>
          <table:table-cell table:style-name="ce16" table:formula="of:=(SUM(VLOOKUP([.X3]; [.$AH$2:.$AI$14]; 2; 0); VLOOKUP([.Y3]; [.$AH$2:.$AI$14]; 2; 0))) / 200 * 0.15" office:value-type="string" office:string-value="" calcext:value-type="error">
            <text:p>#N/A</text:p>
          </table:table-cell>
          <table:table-cell/>
          <table:table-cell table:style-name="ce19" table:formula="of:=[.L3] + [.Q3] + [.V3] + [.Z3]" office:value-type="string" office:string-value="" calcext:value-type="error">
            <text:p>#N/A</text:p>
          </table:table-cell>
          <table:table-cell table:style-name="ce21" table:formula="of:=IF([.AB3]&gt;=0.9875;&quot;A+&quot;;  IF([.AB3]&gt;=0.94; &quot;A&quot;; IF([.AB3]&gt;=0.9; &quot;A-&quot;; IF([.AB3]&gt;=0.87; &quot;B+&quot;; IF([.AB3]&gt;=0.84;&quot;B&quot;; IF([.AB3]&gt;=0.8; &quot;B-&quot;; IF([.AB3]&gt;=0.77; &quot;C+&quot;; IF([.AB3]&gt;=0.74;&quot;C&quot;; IF([.AB3]&gt;=0.7; &quot;C-&quot;; IF([.AB3]&gt;=0.67; &quot;D+&quot;; IF([.AB3]&gt;=0.64;&quot;D&quot;; IF([.AB3]&gt;=0.6; &quot;D-&quot;; &quot;F&quot;))))))))))))" office:value-type="string" office:string-value="" calcext:value-type="error">
            <text:p>#N/A</text:p>
          </table:table-cell>
          <table:table-cell table:style-name="ce21"/>
          <table:table-cell table:style-name="ce9" table:formula="of:=VLOOKUP([.AC3]; [.$AK$2:.$AL$13]; 2; 0)" office:value-type="string" office:string-value="" calcext:value-type="error">
            <text:p>#N/A</text:p>
          </table:table-cell>
          <table:table-cell table:style-name="ce9" table:formula="of:=VLOOKUP([.AD3]; [.$AK$2:.$AL$13]; 2; 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ndre Brya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table:style-name="ce5"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style-name="ce7"/>
          <table:table-cell table:style-name="ce16" table:formula="of:=(([.N4] / 50)*0.15 + ([.O4] / 50)*0.15 + ([.P4] / 100)*0.2)" office:value-type="float" office:value="0.213" calcext:value-type="float">
            <text:p>0.21300</text:p>
          </table:table-cell>
          <table:table-cell/>
          <table:table-cell table:style-name="ce7" table:number-columns-repeated="3"/>
          <table:table-cell table:style-name="ce16" table:formula="of:=( ((SUM(VLOOKUP([.S4]; [.$AH$2:.$AI$14]; 2; 0);  SUM(VLOOKUP([.T4]; [.$AH$2:.$AI$14]; 2; 0) ))) + ([.U4])  ) / (100 + 100 + 30)) * 0.05" office:value-type="string" office:string-value="" calcext:value-type="error">
            <text:p>#N/A</text:p>
          </table:table-cell>
          <table:table-cell/>
          <table:table-cell office:value-type="string" calcext:value-type="string">
            <text:p>A-</text:p>
          </table:table-cell>
          <table:table-cell/>
          <table:table-cell table:style-name="ce16" table:formula="of:=(SUM(VLOOKUP([.X4]; [.$AH$2:.$AI$14]; 2; 0); VLOOKUP([.Y4]; [.$AH$2:.$AI$14]; 2; 0))) / 200 * 0.15" office:value-type="string" office:string-value="" calcext:value-type="error">
            <text:p>#N/A</text:p>
          </table:table-cell>
          <table:table-cell/>
          <table:table-cell table:style-name="ce19" table:formula="of:=[.L4] + [.Q4] + [.V4] + [.Z4]" office:value-type="string" office:string-value="" calcext:value-type="error">
            <text:p>#N/A</text:p>
          </table:table-cell>
          <table:table-cell table:style-name="ce21" table:formula="of:=IF([.AB4]&gt;=0.9875;&quot;A+&quot;;  IF([.AB4]&gt;=0.94; &quot;A&quot;; IF([.AB4]&gt;=0.9; &quot;A-&quot;; IF([.AB4]&gt;=0.87; &quot;B+&quot;; IF([.AB4]&gt;=0.84;&quot;B&quot;; IF([.AB4]&gt;=0.8; &quot;B-&quot;; IF([.AB4]&gt;=0.77; &quot;C+&quot;; IF([.AB4]&gt;=0.74;&quot;C&quot;; IF([.AB4]&gt;=0.7; &quot;C-&quot;; IF([.AB4]&gt;=0.67; &quot;D+&quot;; IF([.AB4]&gt;=0.64;&quot;D&quot;; IF([.AB4]&gt;=0.6; &quot;D-&quot;; &quot;F&quot;))))))))))))" office:value-type="string" office:string-value="" calcext:value-type="error">
            <text:p>#N/A</text:p>
          </table:table-cell>
          <table:table-cell table:style-name="ce21"/>
          <table:table-cell table:style-name="ce9" table:formula="of:=VLOOKUP([.AC4]; [.$AK$2:.$AL$13]; 2; 0)" office:value-type="string" office:string-value="" calcext:value-type="error">
            <text:p>#N/A</text:p>
          </table:table-cell>
          <table:table-cell table:style-name="ce9" table:formula="of:=VLOOKUP([.AD4]; [.$AK$2:.$AL$13]; 2; 0)" office:value-type="string" office:string-value="" calcext:value-type="error">
            <text:p>#N/A</text:p>
          </table:table-cell>
          <table:table-cell/>
          <table:table-cell table:style-name="Default"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table:style-name="Default" office:value-type="string" calcext:value-type="string">
            <text:p>B+</text:p>
          </table:table-cell>
          <table:table-cell table:style-name="ce27" office:value-type="float" office:value="3.3" calcext:value-type="float">
            <text:p>3.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Allison Cab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A</text:p>
          </table:table-cell>
          <table:table-cell table:number-columns-repeated="2"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table:style-name="ce7"/>
          <table:table-cell table:style-name="ce16" table:formula="of:=(([.N5] / 50)*0.15 + ([.O5] / 50)*0.15 + ([.P5] / 100)*0.2)" office:value-type="float" office:value="0.27" calcext:value-type="float">
            <text:p>0.27000</text:p>
          </table:table-cell>
          <table:table-cell/>
          <table:table-cell table:style-name="ce7" table:number-columns-repeated="3"/>
          <table:table-cell table:style-name="ce16" table:formula="of:=( ((SUM(VLOOKUP([.S5]; [.$AH$2:.$AI$14]; 2; 0);  SUM(VLOOKUP([.T5]; [.$AH$2:.$AI$14]; 2; 0) ))) + ([.U5])  ) / (100 + 100 + 30)) * 0.05" office:value-type="string" office:string-value="" calcext:value-type="error">
            <text:p>#N/A</text:p>
          </table:table-cell>
          <table:table-cell/>
          <table:table-cell office:value-type="string" calcext:value-type="string">
            <text:p>B</text:p>
          </table:table-cell>
          <table:table-cell/>
          <table:table-cell table:style-name="ce16" table:formula="of:=(SUM(VLOOKUP([.X5]; [.$AH$2:.$AI$14]; 2; 0); VLOOKUP([.Y5]; [.$AH$2:.$AI$14]; 2; 0))) / 200 * 0.15" office:value-type="string" office:string-value="" calcext:value-type="error">
            <text:p>#N/A</text:p>
          </table:table-cell>
          <table:table-cell/>
          <table:table-cell table:style-name="ce19" table:formula="of:=[.L5] + [.Q5] + [.V5] + [.Z5]" office:value-type="string" office:string-value="" calcext:value-type="error">
            <text:p>#N/A</text:p>
          </table:table-cell>
          <table:table-cell table:style-name="ce21" table:formula="of:=IF([.AB5]&gt;=0.9875;&quot;A+&quot;;  IF([.AB5]&gt;=0.94; &quot;A&quot;; IF([.AB5]&gt;=0.9; &quot;A-&quot;; IF([.AB5]&gt;=0.87; &quot;B+&quot;; IF([.AB5]&gt;=0.84;&quot;B&quot;; IF([.AB5]&gt;=0.8; &quot;B-&quot;; IF([.AB5]&gt;=0.77; &quot;C+&quot;; IF([.AB5]&gt;=0.74;&quot;C&quot;; IF([.AB5]&gt;=0.7; &quot;C-&quot;; IF([.AB5]&gt;=0.67; &quot;D+&quot;; IF([.AB5]&gt;=0.64;&quot;D&quot;; IF([.AB5]&gt;=0.6; &quot;D-&quot;; &quot;F&quot;))))))))))))" office:value-type="string" office:string-value="" calcext:value-type="error">
            <text:p>#N/A</text:p>
          </table:table-cell>
          <table:table-cell table:style-name="ce21"/>
          <table:table-cell table:style-name="ce9" table:formula="of:=VLOOKUP([.AC5]; [.$AK$2:.$AL$13]; 2; 0)" office:value-type="string" office:string-value="" calcext:value-type="error">
            <text:p>#N/A</text:p>
          </table:table-cell>
          <table:table-cell table:style-name="ce9" table:formula="of:=VLOOKUP([.AD5]; [.$AK$2:.$AL$13]; 2; 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Michael Camara</text:p>
          </table:table-cell>
          <table:table-cell table:number-columns-repeated="3" office:value-type="string" calcext:value-type="string">
            <text:p>A</text:p>
          </table:table-cell>
          <table:table-cell table:style-name="ce5" office:value-type="string" calcext:value-type="string">
            <text:p>A+</text:p>
          </table:table-cell>
          <table:table-cell table:number-columns-repeated="2" office:value-type="string" calcext:value-type="string">
            <text:p>A+</text:p>
          </table:table-cell>
          <table:table-cell office:value-type="string" calcext:value-type="string">
            <text:p>A</text:p>
          </table:table-cell>
          <table:table-cell table:number-columns-repeated="2"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table:style-name="ce7"/>
          <table:table-cell table:style-name="ce16" table:formula="of:=(([.N6] / 50)*0.15 + ([.O6] / 50)*0.15 + ([.P6] / 100)*0.2)" office:value-type="float" office:value="0.288" calcext:value-type="float">
            <text:p>0.28800</text:p>
          </table:table-cell>
          <table:table-cell/>
          <table:table-cell table:style-name="ce7" table:number-columns-repeated="3"/>
          <table:table-cell table:style-name="ce16" table:formula="of:=( ((SUM(VLOOKUP([.S6]; [.$AH$2:.$AI$14]; 2; 0);  SUM(VLOOKUP([.T6]; [.$AH$2:.$AI$14]; 2; 0) ))) + ([.U6])  ) / (100 + 100 + 30)) * 0.05" office:value-type="string" office:string-value="" calcext:value-type="error">
            <text:p>#N/A</text:p>
          </table:table-cell>
          <table:table-cell/>
          <table:table-cell office:value-type="string" calcext:value-type="string">
            <text:p>A</text:p>
          </table:table-cell>
          <table:table-cell/>
          <table:table-cell table:style-name="ce16" table:formula="of:=(SUM(VLOOKUP([.X6]; [.$AH$2:.$AI$14]; 2; 0); VLOOKUP([.Y6]; [.$AH$2:.$AI$14]; 2; 0))) / 200 * 0.15" office:value-type="string" office:string-value="" calcext:value-type="error">
            <text:p>#N/A</text:p>
          </table:table-cell>
          <table:table-cell/>
          <table:table-cell table:style-name="ce19" table:formula="of:=[.L6] + [.Q6] + [.V6] + [.Z6]" office:value-type="string" office:string-value="" calcext:value-type="error">
            <text:p>#N/A</text:p>
          </table:table-cell>
          <table:table-cell table:style-name="ce21" table:formula="of:=IF([.AB6]&gt;=0.9875;&quot;A+&quot;;  IF([.AB6]&gt;=0.94; &quot;A&quot;; IF([.AB6]&gt;=0.9; &quot;A-&quot;; IF([.AB6]&gt;=0.87; &quot;B+&quot;; IF([.AB6]&gt;=0.84;&quot;B&quot;; IF([.AB6]&gt;=0.8; &quot;B-&quot;; IF([.AB6]&gt;=0.77; &quot;C+&quot;; IF([.AB6]&gt;=0.74;&quot;C&quot;; IF([.AB6]&gt;=0.7; &quot;C-&quot;; IF([.AB6]&gt;=0.67; &quot;D+&quot;; IF([.AB6]&gt;=0.64;&quot;D&quot;; IF([.AB6]&gt;=0.6; &quot;D-&quot;; &quot;F&quot;))))))))))))" office:value-type="string" office:string-value="" calcext:value-type="error">
            <text:p>#N/A</text:p>
          </table:table-cell>
          <table:table-cell table:style-name="ce21"/>
          <table:table-cell table:style-name="ce9" table:formula="of:=VLOOKUP([.AC6]; [.$AK$2:.$AL$13]; 2; 0)" office:value-type="string" office:string-value="" calcext:value-type="error">
            <text:p>#N/A</text:p>
          </table:table-cell>
          <table:table-cell table:style-name="ce9" table:formula="of:=VLOOKUP([.AD6]; [.$AK$2:.$AL$13]; 2; 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Rebecca Dilla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A</text:p>
          </table:table-cell>
          <table:table-cell table:number-columns-repeated="2"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table:style-name="ce7"/>
          <table:table-cell table:style-name="ce16" table:formula="of:=(([.N7] / 50)*0.15 + ([.O7] / 50)*0.15 + ([.P7] / 100)*0.2)" office:value-type="float" office:value="0.276" calcext:value-type="float">
            <text:p>0.27600</text:p>
          </table:table-cell>
          <table:table-cell/>
          <table:table-cell table:style-name="ce7" table:number-columns-repeated="3"/>
          <table:table-cell table:style-name="ce16" table:formula="of:=( ((SUM(VLOOKUP([.S7]; [.$AH$2:.$AI$14]; 2; 0);  SUM(VLOOKUP([.T7]; [.$AH$2:.$AI$14]; 2; 0) ))) + ([.U7])  ) / (100 + 100 + 30)) * 0.05" office:value-type="string" office:string-value="" calcext:value-type="error">
            <text:p>#N/A</text:p>
          </table:table-cell>
          <table:table-cell/>
          <table:table-cell office:value-type="string" calcext:value-type="string">
            <text:p>A-</text:p>
          </table:table-cell>
          <table:table-cell/>
          <table:table-cell table:style-name="ce16" table:formula="of:=(SUM(VLOOKUP([.X7]; [.$AH$2:.$AI$14]; 2; 0); VLOOKUP([.Y7]; [.$AH$2:.$AI$14]; 2; 0))) / 200 * 0.15" office:value-type="string" office:string-value="" calcext:value-type="error">
            <text:p>#N/A</text:p>
          </table:table-cell>
          <table:table-cell/>
          <table:table-cell table:style-name="ce19" table:formula="of:=[.L7] + [.Q7] + [.V7] + [.Z7]" office:value-type="string" office:string-value="" calcext:value-type="error">
            <text:p>#N/A</text:p>
          </table:table-cell>
          <table:table-cell table:style-name="ce21" table:formula="of:=IF([.AB7]&gt;=0.9875;&quot;A+&quot;;  IF([.AB7]&gt;=0.94; &quot;A&quot;; IF([.AB7]&gt;=0.9; &quot;A-&quot;; IF([.AB7]&gt;=0.87; &quot;B+&quot;; IF([.AB7]&gt;=0.84;&quot;B&quot;; IF([.AB7]&gt;=0.8; &quot;B-&quot;; IF([.AB7]&gt;=0.77; &quot;C+&quot;; IF([.AB7]&gt;=0.74;&quot;C&quot;; IF([.AB7]&gt;=0.7; &quot;C-&quot;; IF([.AB7]&gt;=0.67; &quot;D+&quot;; IF([.AB7]&gt;=0.64;&quot;D&quot;; IF([.AB7]&gt;=0.6; &quot;D-&quot;; &quot;F&quot;))))))))))))" office:value-type="string" office:string-value="" calcext:value-type="error">
            <text:p>#N/A</text:p>
          </table:table-cell>
          <table:table-cell table:style-name="ce21"/>
          <table:table-cell table:style-name="ce9" table:formula="of:=VLOOKUP([.AC7]; [.$AK$2:.$AL$13]; 2; 0)" office:value-type="string" office:string-value="" calcext:value-type="error">
            <text:p>#N/A</text:p>
          </table:table-cell>
          <table:table-cell table:style-name="ce9" table:formula="of:=VLOOKUP([.AD7]; [.$AK$2:.$AL$13]; 2; 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udson Dunaway-Barlow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table:style-name="ce7"/>
          <table:table-cell table:style-name="ce16" table:formula="of:=(([.N8] / 50)*0.15 + ([.O8] / 50)*0.15 + ([.P8] / 100)*0.2)" office:value-type="float" office:value="0.276" calcext:value-type="float">
            <text:p>0.27600</text:p>
          </table:table-cell>
          <table:table-cell/>
          <table:table-cell table:style-name="ce7" table:number-columns-repeated="3"/>
          <table:table-cell table:style-name="ce16" table:formula="of:=( ((SUM(VLOOKUP([.S8]; [.$AH$2:.$AI$14]; 2; 0);  SUM(VLOOKUP([.T8]; [.$AH$2:.$AI$14]; 2; 0) ))) + ([.U8])  ) / (100 + 100 + 30)) * 0.05" office:value-type="string" office:string-value="" calcext:value-type="error">
            <text:p>#N/A</text:p>
          </table:table-cell>
          <table:table-cell/>
          <table:table-cell office:value-type="string" calcext:value-type="string">
            <text:p>B</text:p>
          </table:table-cell>
          <table:table-cell/>
          <table:table-cell table:style-name="ce16" table:formula="of:=(SUM(VLOOKUP([.X8]; [.$AH$2:.$AI$14]; 2; 0); VLOOKUP([.Y8]; [.$AH$2:.$AI$14]; 2; 0))) / 200 * 0.15" office:value-type="string" office:string-value="" calcext:value-type="error">
            <text:p>#N/A</text:p>
          </table:table-cell>
          <table:table-cell/>
          <table:table-cell table:style-name="ce19" table:formula="of:=[.L8] + [.Q8] + [.V8] + [.Z8]" office:value-type="string" office:string-value="" calcext:value-type="error">
            <text:p>#N/A</text:p>
          </table:table-cell>
          <table:table-cell table:style-name="ce21" table:formula="of:=IF([.AB8]&gt;=0.9875;&quot;A+&quot;;  IF([.AB8]&gt;=0.94; &quot;A&quot;; IF([.AB8]&gt;=0.9; &quot;A-&quot;; IF([.AB8]&gt;=0.87; &quot;B+&quot;; IF([.AB8]&gt;=0.84;&quot;B&quot;; IF([.AB8]&gt;=0.8; &quot;B-&quot;; IF([.AB8]&gt;=0.77; &quot;C+&quot;; IF([.AB8]&gt;=0.74;&quot;C&quot;; IF([.AB8]&gt;=0.7; &quot;C-&quot;; IF([.AB8]&gt;=0.67; &quot;D+&quot;; IF([.AB8]&gt;=0.64;&quot;D&quot;; IF([.AB8]&gt;=0.6; &quot;D-&quot;; &quot;F&quot;))))))))))))" office:value-type="string" office:string-value="" calcext:value-type="error">
            <text:p>#N/A</text:p>
          </table:table-cell>
          <table:table-cell table:style-name="ce21"/>
          <table:table-cell table:style-name="ce9" table:formula="of:=VLOOKUP([.AC8]; [.$AK$2:.$AL$13]; 2; 0)" office:value-type="string" office:string-value="" calcext:value-type="error">
            <text:p>#N/A</text:p>
          </table:table-cell>
          <table:table-cell table:style-name="ce9" table:formula="of:=VLOOKUP([.AD8]; [.$AK$2:.$AL$13]; 2; 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Sarah Guillaume</text:p>
          </table:table-cell>
          <table:table-cell table:number-columns-repeated="3"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A-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table:style-name="ce7"/>
          <table:table-cell table:style-name="ce16" table:formula="of:=(([.N9] / 50)*0.15 + ([.O9] / 50)*0.15 + ([.P9] / 100)*0.2)" office:value-type="float" office:value="0.276" calcext:value-type="float">
            <text:p>0.27600</text:p>
          </table:table-cell>
          <table:table-cell/>
          <table:table-cell table:style-name="ce7" table:number-columns-repeated="3"/>
          <table:table-cell table:style-name="ce16" table:formula="of:=( ((SUM(VLOOKUP([.S9]; [.$AH$2:.$AI$14]; 2; 0);  SUM(VLOOKUP([.T9]; [.$AH$2:.$AI$14]; 2; 0) ))) + ([.U9])  ) / (100 + 100 + 30)) * 0.05" office:value-type="string" office:string-value="" calcext:value-type="error">
            <text:p>#N/A</text:p>
          </table:table-cell>
          <table:table-cell/>
          <table:table-cell office:value-type="string" calcext:value-type="string">
            <text:p>A-</text:p>
          </table:table-cell>
          <table:table-cell/>
          <table:table-cell table:style-name="ce16" table:formula="of:=(SUM(VLOOKUP([.X9]; [.$AH$2:.$AI$14]; 2; 0); VLOOKUP([.Y9]; [.$AH$2:.$AI$14]; 2; 0))) / 200 * 0.15" office:value-type="string" office:string-value="" calcext:value-type="error">
            <text:p>#N/A</text:p>
          </table:table-cell>
          <table:table-cell/>
          <table:table-cell table:style-name="ce19" table:formula="of:=[.L9] + [.Q9] + [.V9] + [.Z9]" office:value-type="string" office:string-value="" calcext:value-type="error">
            <text:p>#N/A</text:p>
          </table:table-cell>
          <table:table-cell table:style-name="ce21" table:formula="of:=IF([.AB9]&gt;=0.9875;&quot;A+&quot;;  IF([.AB9]&gt;=0.94; &quot;A&quot;; IF([.AB9]&gt;=0.9; &quot;A-&quot;; IF([.AB9]&gt;=0.87; &quot;B+&quot;; IF([.AB9]&gt;=0.84;&quot;B&quot;; IF([.AB9]&gt;=0.8; &quot;B-&quot;; IF([.AB9]&gt;=0.77; &quot;C+&quot;; IF([.AB9]&gt;=0.74;&quot;C&quot;; IF([.AB9]&gt;=0.7; &quot;C-&quot;; IF([.AB9]&gt;=0.67; &quot;D+&quot;; IF([.AB9]&gt;=0.64;&quot;D&quot;; IF([.AB9]&gt;=0.6; &quot;D-&quot;; &quot;F&quot;))))))))))))" office:value-type="string" office:string-value="" calcext:value-type="error">
            <text:p>#N/A</text:p>
          </table:table-cell>
          <table:table-cell table:style-name="ce21"/>
          <table:table-cell table:style-name="ce9" table:formula="of:=VLOOKUP([.AC9]; [.$AK$2:.$AL$13]; 2; 0)" office:value-type="string" office:string-value="" calcext:value-type="error">
            <text:p>#N/A</text:p>
          </table:table-cell>
          <table:table-cell table:style-name="ce9" table:formula="of:=VLOOKUP([.AD9]; [.$AK$2:.$AL$13]; 2; 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yodele Hamilton</text:p>
          </table:table-cell>
          <table:table-cell office:value-type="string" calcext:value-type="string">
            <text:p>B</text:p>
          </table:table-cell>
          <table:table-cell table:style-name="ce8"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table:style-name="ce5" office:value-type="string" calcext:value-type="string">
            <text:p>B</text:p>
          </table:table-cell>
          <table:table-cell table:number-columns-repeated="2" office:value-type="string" calcext:value-type="string">
            <text:p>A-</text:p>
          </table:table-cell>
          <table:table-cell office:value-type="string" calcext:value-type="string">
            <text:p>F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table:style-name="ce7"/>
          <table:table-cell table:style-name="ce16" table:formula="of:=(([.N10] / 50)*0.15 + ([.O10] / 50)*0.15 + ([.P10] / 100)*0.2)" office:value-type="float" office:value="0.234" calcext:value-type="float">
            <text:p>0.23400</text:p>
          </table:table-cell>
          <table:table-cell/>
          <table:table-cell table:style-name="ce7" table:number-columns-repeated="3"/>
          <table:table-cell table:style-name="ce16" table:formula="of:=( ((SUM(VLOOKUP([.S10]; [.$AH$2:.$AI$14]; 2; 0);  SUM(VLOOKUP([.T10]; [.$AH$2:.$AI$14]; 2; 0) ))) + ([.U10])  ) / (100 + 100 + 30)) * 0.05" office:value-type="string" office:string-value="" calcext:value-type="error">
            <text:p>#N/A</text:p>
          </table:table-cell>
          <table:table-cell/>
          <table:table-cell office:value-type="string" calcext:value-type="string">
            <text:p>A-</text:p>
          </table:table-cell>
          <table:table-cell/>
          <table:table-cell table:style-name="ce16" table:formula="of:=(SUM(VLOOKUP([.X10]; [.$AH$2:.$AI$14]; 2; 0); VLOOKUP([.Y10]; [.$AH$2:.$AI$14]; 2; 0))) / 200 * 0.15" office:value-type="string" office:string-value="" calcext:value-type="error">
            <text:p>#N/A</text:p>
          </table:table-cell>
          <table:table-cell/>
          <table:table-cell table:style-name="ce19" table:formula="of:=[.L10] + [.Q10] + [.V10] + [.Z10]" office:value-type="string" office:string-value="" calcext:value-type="error">
            <text:p>#N/A</text:p>
          </table:table-cell>
          <table:table-cell table:style-name="ce21" table:formula="of:=IF([.AB10]&gt;=0.9875;&quot;A+&quot;;  IF([.AB10]&gt;=0.94; &quot;A&quot;; IF([.AB10]&gt;=0.9; &quot;A-&quot;; IF([.AB10]&gt;=0.87; &quot;B+&quot;; IF([.AB10]&gt;=0.84;&quot;B&quot;; IF([.AB10]&gt;=0.8; &quot;B-&quot;; IF([.AB10]&gt;=0.77; &quot;C+&quot;; IF([.AB10]&gt;=0.74;&quot;C&quot;; IF([.AB10]&gt;=0.7; &quot;C-&quot;; IF([.AB10]&gt;=0.67; &quot;D+&quot;; IF([.AB10]&gt;=0.64;&quot;D&quot;; IF([.AB10]&gt;=0.6; &quot;D-&quot;; &quot;F&quot;))))))))))))" office:value-type="string" office:string-value="" calcext:value-type="error">
            <text:p>#N/A</text:p>
          </table:table-cell>
          <table:table-cell table:style-name="ce21"/>
          <table:table-cell table:style-name="ce9" table:formula="of:=VLOOKUP([.AC10]; [.$AK$2:.$AL$13]; 2; 0)" office:value-type="string" office:string-value="" calcext:value-type="error">
            <text:p>#N/A</text:p>
          </table:table-cell>
          <table:table-cell table:style-name="ce9" table:formula="of:=VLOOKUP([.AD10]; [.$AK$2:.$AL$13]; 2; 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Zachary Hud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F</text:p>
          </table:table-cell>
          <table:table-cell table:style-name="ce5" office:value-type="string" calcext:value-type="string">
            <text:p>F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B-</text:p>
          </table:table-cell>
          <table:table-cell table:style-name="ce5" office:value-type="string" calcext:value-type="string">
            <text:p>B+</text:p>
          </table:table-cell>
          <table:table-cell office:value-type="string" calcext:value-type="string">
            <text:p>B+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style-name="ce7"/>
          <table:table-cell table:style-name="ce16" table:formula="of:=(([.N11] / 50)*0.15 + ([.O11] / 50)*0.15 + ([.P11] / 100)*0.2)" office:value-type="float" office:value="0.225" calcext:value-type="float">
            <text:p>0.22500</text:p>
          </table:table-cell>
          <table:table-cell/>
          <table:table-cell table:style-name="ce7" table:number-columns-repeated="3"/>
          <table:table-cell table:style-name="ce16" table:formula="of:=( ((SUM(VLOOKUP([.S11]; [.$AH$2:.$AI$14]; 2; 0);  SUM(VLOOKUP([.T11]; [.$AH$2:.$AI$14]; 2; 0) ))) + ([.U11])  ) / (100 + 100 + 30)) * 0.05" office:value-type="string" office:string-value="" calcext:value-type="error">
            <text:p>#N/A</text:p>
          </table:table-cell>
          <table:table-cell/>
          <table:table-cell office:value-type="string" calcext:value-type="string">
            <text:p>B</text:p>
          </table:table-cell>
          <table:table-cell/>
          <table:table-cell table:style-name="ce16" table:formula="of:=(SUM(VLOOKUP([.X11]; [.$AH$2:.$AI$14]; 2; 0); VLOOKUP([.Y11]; [.$AH$2:.$AI$14]; 2; 0))) / 200 * 0.15" office:value-type="string" office:string-value="" calcext:value-type="error">
            <text:p>#N/A</text:p>
          </table:table-cell>
          <table:table-cell/>
          <table:table-cell table:style-name="ce19" table:formula="of:=[.L11] + [.Q11] + [.V11] + [.Z11]" office:value-type="string" office:string-value="" calcext:value-type="error">
            <text:p>#N/A</text:p>
          </table:table-cell>
          <table:table-cell table:style-name="ce21" table:formula="of:=IF([.AB11]&gt;=0.9875;&quot;A+&quot;;  IF([.AB11]&gt;=0.94; &quot;A&quot;; IF([.AB11]&gt;=0.9; &quot;A-&quot;; IF([.AB11]&gt;=0.87; &quot;B+&quot;; IF([.AB11]&gt;=0.84;&quot;B&quot;; IF([.AB11]&gt;=0.8; &quot;B-&quot;; IF([.AB11]&gt;=0.77; &quot;C+&quot;; IF([.AB11]&gt;=0.74;&quot;C&quot;; IF([.AB11]&gt;=0.7; &quot;C-&quot;; IF([.AB11]&gt;=0.67; &quot;D+&quot;; IF([.AB11]&gt;=0.64;&quot;D&quot;; IF([.AB11]&gt;=0.6; &quot;D-&quot;; &quot;F&quot;))))))))))))" office:value-type="string" office:string-value="" calcext:value-type="error">
            <text:p>#N/A</text:p>
          </table:table-cell>
          <table:table-cell table:style-name="ce21"/>
          <table:table-cell table:style-name="ce9" table:formula="of:=VLOOKUP([.AC11]; [.$AK$2:.$AL$13]; 2; 0)" office:value-type="string" office:string-value="" calcext:value-type="error">
            <text:p>#N/A</text:p>
          </table:table-cell>
          <table:table-cell table:style-name="ce9" table:formula="of:=VLOOKUP([.AD11]; [.$AK$2:.$AL$13]; 2; 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Robert Jackelen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table:style-name="ce7"/>
          <table:table-cell table:style-name="ce16" table:formula="of:=(([.N12] / 50)*0.15 + ([.O12] / 50)*0.15 + ([.P12] / 100)*0.2)" office:value-type="float" office:value="0.273" calcext:value-type="float">
            <text:p>0.27300</text:p>
          </table:table-cell>
          <table:table-cell/>
          <table:table-cell table:style-name="ce7" table:number-columns-repeated="3"/>
          <table:table-cell table:style-name="ce16" table:formula="of:=( ((SUM(VLOOKUP([.S12]; [.$AH$2:.$AI$14]; 2; 0);  SUM(VLOOKUP([.T12]; [.$AH$2:.$AI$14]; 2; 0) ))) + ([.U12])  ) / (100 + 100 + 30)) * 0.05" office:value-type="string" office:string-value="" calcext:value-type="error">
            <text:p>#N/A</text:p>
          </table:table-cell>
          <table:table-cell/>
          <table:table-cell office:value-type="string" calcext:value-type="string">
            <text:p>B</text:p>
          </table:table-cell>
          <table:table-cell/>
          <table:table-cell table:style-name="ce16" table:formula="of:=(SUM(VLOOKUP([.X12]; [.$AH$2:.$AI$14]; 2; 0); VLOOKUP([.Y12]; [.$AH$2:.$AI$14]; 2; 0))) / 200 * 0.15" office:value-type="string" office:string-value="" calcext:value-type="error">
            <text:p>#N/A</text:p>
          </table:table-cell>
          <table:table-cell/>
          <table:table-cell table:style-name="ce19" table:formula="of:=[.L12] + [.Q12] + [.V12] + [.Z12]" office:value-type="string" office:string-value="" calcext:value-type="error">
            <text:p>#N/A</text:p>
          </table:table-cell>
          <table:table-cell table:style-name="ce21" table:formula="of:=IF([.AB12]&gt;=0.9875;&quot;A+&quot;;  IF([.AB12]&gt;=0.94; &quot;A&quot;; IF([.AB12]&gt;=0.9; &quot;A-&quot;; IF([.AB12]&gt;=0.87; &quot;B+&quot;; IF([.AB12]&gt;=0.84;&quot;B&quot;; IF([.AB12]&gt;=0.8; &quot;B-&quot;; IF([.AB12]&gt;=0.77; &quot;C+&quot;; IF([.AB12]&gt;=0.74;&quot;C&quot;; IF([.AB12]&gt;=0.7; &quot;C-&quot;; IF([.AB12]&gt;=0.67; &quot;D+&quot;; IF([.AB12]&gt;=0.64;&quot;D&quot;; IF([.AB12]&gt;=0.6; &quot;D-&quot;; &quot;F&quot;))))))))))))" office:value-type="string" office:string-value="" calcext:value-type="error">
            <text:p>#N/A</text:p>
          </table:table-cell>
          <table:table-cell table:style-name="ce21"/>
          <table:table-cell table:style-name="ce9" table:formula="of:=VLOOKUP([.AC12]; [.$AK$2:.$AL$13]; 2; 0)" office:value-type="string" office:string-value="" calcext:value-type="error">
            <text:p>#N/A</text:p>
          </table:table-cell>
          <table:table-cell table:style-name="ce9" table:formula="of:=VLOOKUP([.AD12]; [.$AK$2:.$AL$13]; 2; 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Trevor Koon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style-name="ce5"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C+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table:style-name="ce7"/>
          <table:table-cell table:style-name="ce16" table:formula="of:=(([.N13] / 50)*0.15 + ([.O13] / 50)*0.15 + ([.P13] / 100)*0.2)" office:value-type="float" office:value="0.258" calcext:value-type="float">
            <text:p>0.25800</text:p>
          </table:table-cell>
          <table:table-cell/>
          <table:table-cell table:style-name="ce7" table:number-columns-repeated="3"/>
          <table:table-cell table:style-name="ce16" table:formula="of:=( ((SUM(VLOOKUP([.S13]; [.$AH$2:.$AI$14]; 2; 0);  SUM(VLOOKUP([.T13]; [.$AH$2:.$AI$14]; 2; 0) ))) + ([.U13])  ) / (100 + 100 + 30)) * 0.05" office:value-type="string" office:string-value="" calcext:value-type="error">
            <text:p>#N/A</text:p>
          </table:table-cell>
          <table:table-cell/>
          <table:table-cell office:value-type="string" calcext:value-type="string">
            <text:p>B</text:p>
          </table:table-cell>
          <table:table-cell/>
          <table:table-cell table:style-name="ce16" table:formula="of:=(SUM(VLOOKUP([.X13]; [.$AH$2:.$AI$14]; 2; 0); VLOOKUP([.Y13]; [.$AH$2:.$AI$14]; 2; 0))) / 200 * 0.15" office:value-type="string" office:string-value="" calcext:value-type="error">
            <text:p>#N/A</text:p>
          </table:table-cell>
          <table:table-cell/>
          <table:table-cell table:style-name="ce19" table:formula="of:=[.L13] + [.Q13] + [.V13] + [.Z13]" office:value-type="string" office:string-value="" calcext:value-type="error">
            <text:p>#N/A</text:p>
          </table:table-cell>
          <table:table-cell table:style-name="ce21" table:formula="of:=IF([.AB13]&gt;=0.9875;&quot;A+&quot;;  IF([.AB13]&gt;=0.94; &quot;A&quot;; IF([.AB13]&gt;=0.9; &quot;A-&quot;; IF([.AB13]&gt;=0.87; &quot;B+&quot;; IF([.AB13]&gt;=0.84;&quot;B&quot;; IF([.AB13]&gt;=0.8; &quot;B-&quot;; IF([.AB13]&gt;=0.77; &quot;C+&quot;; IF([.AB13]&gt;=0.74;&quot;C&quot;; IF([.AB13]&gt;=0.7; &quot;C-&quot;; IF([.AB13]&gt;=0.67; &quot;D+&quot;; IF([.AB13]&gt;=0.64;&quot;D&quot;; IF([.AB13]&gt;=0.6; &quot;D-&quot;; &quot;F&quot;))))))))))))" office:value-type="string" office:string-value="" calcext:value-type="error">
            <text:p>#N/A</text:p>
          </table:table-cell>
          <table:table-cell table:style-name="ce21"/>
          <table:table-cell table:style-name="ce9" table:formula="of:=VLOOKUP([.AC13]; [.$AK$2:.$AL$13]; 2; 0)" office:value-type="string" office:string-value="" calcext:value-type="error">
            <text:p>#N/A</text:p>
          </table:table-cell>
          <table:table-cell table:style-name="ce9" table:formula="of:=VLOOKUP([.AD13]; [.$AK$2:.$AL$13]; 2; 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Gary Mille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table:number-columns-repeated="2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style-name="ce7"/>
          <table:table-cell table:style-name="ce16" table:formula="of:=(([.N14] / 50)*0.15 + ([.O14] / 50)*0.15 + ([.P14] / 100)*0.2)" office:value-type="float" office:value="0.264" calcext:value-type="float">
            <text:p>0.26400</text:p>
          </table:table-cell>
          <table:table-cell/>
          <table:table-cell table:style-name="ce7" table:number-columns-repeated="3"/>
          <table:table-cell table:style-name="ce16" table:formula="of:=( ((SUM(VLOOKUP([.S14]; [.$AH$2:.$AI$14]; 2; 0);  SUM(VLOOKUP([.T14]; [.$AH$2:.$AI$14]; 2; 0) ))) + ([.U14])  ) / (100 + 100 + 30)) * 0.05" office:value-type="string" office:string-value="" calcext:value-type="error">
            <text:p>#N/A</text:p>
          </table:table-cell>
          <table:table-cell/>
          <table:table-cell office:value-type="string" calcext:value-type="string">
            <text:p>B</text:p>
          </table:table-cell>
          <table:table-cell/>
          <table:table-cell table:style-name="ce16" table:formula="of:=(SUM(VLOOKUP([.X14]; [.$AH$2:.$AI$14]; 2; 0); VLOOKUP([.Y14]; [.$AH$2:.$AI$14]; 2; 0))) / 200 * 0.15" office:value-type="string" office:string-value="" calcext:value-type="error">
            <text:p>#N/A</text:p>
          </table:table-cell>
          <table:table-cell/>
          <table:table-cell table:style-name="ce19" table:formula="of:=[.L14] + [.Q14] + [.V14] + [.Z14]" office:value-type="string" office:string-value="" calcext:value-type="error">
            <text:p>#N/A</text:p>
          </table:table-cell>
          <table:table-cell table:style-name="ce21" table:formula="of:=IF([.AB14]&gt;=0.9875;&quot;A+&quot;;  IF([.AB14]&gt;=0.94; &quot;A&quot;; IF([.AB14]&gt;=0.9; &quot;A-&quot;; IF([.AB14]&gt;=0.87; &quot;B+&quot;; IF([.AB14]&gt;=0.84;&quot;B&quot;; IF([.AB14]&gt;=0.8; &quot;B-&quot;; IF([.AB14]&gt;=0.77; &quot;C+&quot;; IF([.AB14]&gt;=0.74;&quot;C&quot;; IF([.AB14]&gt;=0.7; &quot;C-&quot;; IF([.AB14]&gt;=0.67; &quot;D+&quot;; IF([.AB14]&gt;=0.64;&quot;D&quot;; IF([.AB14]&gt;=0.6; &quot;D-&quot;; &quot;F&quot;))))))))))))" office:value-type="string" office:string-value="" calcext:value-type="error">
            <text:p>#N/A</text:p>
          </table:table-cell>
          <table:table-cell table:style-name="ce21"/>
          <table:table-cell table:style-name="ce9" table:formula="of:=VLOOKUP([.AC14]; [.$AK$2:.$AL$13]; 2; 0)" office:value-type="string" office:string-value="" calcext:value-type="error">
            <text:p>#N/A</text:p>
          </table:table-cell>
          <table:table-cell table:style-name="ce9" table:formula="of:=VLOOKUP([.AD14]; [.$AK$2:.$AL$13]; 2; 0)" office:value-type="string" office:string-value="" calcext:value-type="error">
            <text:p>#N/A</text:p>
          </table:table-cell>
          <table:table-cell/>
          <table:table-cell table:style-name="ce25"/>
          <table:table-cell table:style-name="ce14"/>
          <table:table-cell/>
          <table:table-cell table:style-name="ce25"/>
          <table:table-cell table:style-name="ce30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table:style-name="ce2" office:value-type="string" calcext:value-type="string">
            <text:p>Izaak Miller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table:style-name="ce7"/>
          <table:table-cell table:style-name="ce16" table:formula="of:=(([.N15] / 50)*0.15 + ([.O15] / 50)*0.15 + ([.P15] / 100)*0.2)" office:value-type="float" office:value="0.252" calcext:value-type="float">
            <text:p>0.25200</text:p>
          </table:table-cell>
          <table:table-cell/>
          <table:table-cell table:style-name="ce7" table:number-columns-repeated="3"/>
          <table:table-cell table:style-name="ce16" table:formula="of:=( ((SUM(VLOOKUP([.S15]; [.$AH$2:.$AI$14]; 2; 0);  SUM(VLOOKUP([.T15]; [.$AH$2:.$AI$14]; 2; 0) ))) + ([.U15])  ) / (100 + 100 + 30)) * 0.05" office:value-type="string" office:string-value="" calcext:value-type="error">
            <text:p>#N/A</text:p>
          </table:table-cell>
          <table:table-cell/>
          <table:table-cell office:value-type="string" calcext:value-type="string">
            <text:p>B</text:p>
          </table:table-cell>
          <table:table-cell/>
          <table:table-cell table:style-name="ce16" table:formula="of:=(SUM(VLOOKUP([.X15]; [.$AH$2:.$AI$14]; 2; 0); VLOOKUP([.Y15]; [.$AH$2:.$AI$14]; 2; 0))) / 200 * 0.15" office:value-type="string" office:string-value="" calcext:value-type="error">
            <text:p>#N/A</text:p>
          </table:table-cell>
          <table:table-cell/>
          <table:table-cell table:style-name="ce19" table:formula="of:=[.L15] + [.Q15] + [.V15] + [.Z15]" office:value-type="string" office:string-value="" calcext:value-type="error">
            <text:p>#N/A</text:p>
          </table:table-cell>
          <table:table-cell table:style-name="ce21" table:formula="of:=IF([.AB15]&gt;=0.9875;&quot;A+&quot;;  IF([.AB15]&gt;=0.94; &quot;A&quot;; IF([.AB15]&gt;=0.9; &quot;A-&quot;; IF([.AB15]&gt;=0.87; &quot;B+&quot;; IF([.AB15]&gt;=0.84;&quot;B&quot;; IF([.AB15]&gt;=0.8; &quot;B-&quot;; IF([.AB15]&gt;=0.77; &quot;C+&quot;; IF([.AB15]&gt;=0.74;&quot;C&quot;; IF([.AB15]&gt;=0.7; &quot;C-&quot;; IF([.AB15]&gt;=0.67; &quot;D+&quot;; IF([.AB15]&gt;=0.64;&quot;D&quot;; IF([.AB15]&gt;=0.6; &quot;D-&quot;; &quot;F&quot;))))))))))))" office:value-type="string" office:string-value="" calcext:value-type="error">
            <text:p>#N/A</text:p>
          </table:table-cell>
          <table:table-cell table:style-name="ce21"/>
          <table:table-cell table:style-name="ce9" table:formula="of:=VLOOKUP([.AC15]; [.$AK$2:.$AL$13]; 2; 0)" office:value-type="string" office:string-value="" calcext:value-type="error">
            <text:p>#N/A</text:p>
          </table:table-cell>
          <table:table-cell table:style-name="ce9" table:formula="of:=VLOOKUP([.AD15]; [.$AK$2:.$AL$13]; 2; 0)" office:value-type="string" office:string-value="" calcext:value-type="error">
            <text:p>#N/A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obert Paul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table:number-columns-repeated="2" table:style-name="ce5" office:value-type="string" calcext:value-type="string">
            <text:p>F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table:style-name="ce7"/>
          <table:table-cell table:style-name="ce16" table:formula="of:=(([.N16] / 50)*0.15 + ([.O16] / 50)*0.15 + ([.P16] / 100)*0.2)" office:value-type="float" office:value="0.267" calcext:value-type="float">
            <text:p>0.26700</text:p>
          </table:table-cell>
          <table:table-cell/>
          <table:table-cell table:style-name="ce7" table:number-columns-repeated="3"/>
          <table:table-cell table:style-name="ce16" table:formula="of:=( ((SUM(VLOOKUP([.S16]; [.$AH$2:.$AI$14]; 2; 0);  SUM(VLOOKUP([.T16]; [.$AH$2:.$AI$14]; 2; 0) ))) + ([.U16])  ) / (100 + 100 + 30)) * 0.05" office:value-type="string" office:string-value="" calcext:value-type="error">
            <text:p>#N/A</text:p>
          </table:table-cell>
          <table:table-cell/>
          <table:table-cell office:value-type="string" calcext:value-type="string">
            <text:p>A-</text:p>
          </table:table-cell>
          <table:table-cell/>
          <table:table-cell table:style-name="ce16" table:formula="of:=(SUM(VLOOKUP([.X16]; [.$AH$2:.$AI$14]; 2; 0); VLOOKUP([.Y16]; [.$AH$2:.$AI$14]; 2; 0))) / 200 * 0.15" office:value-type="string" office:string-value="" calcext:value-type="error">
            <text:p>#N/A</text:p>
          </table:table-cell>
          <table:table-cell/>
          <table:table-cell table:style-name="ce19" table:formula="of:=[.L16] + [.Q16] + [.V16] + [.Z16]" office:value-type="string" office:string-value="" calcext:value-type="error">
            <text:p>#N/A</text:p>
          </table:table-cell>
          <table:table-cell table:style-name="ce21" table:formula="of:=IF([.AB16]&gt;=0.9875;&quot;A+&quot;;  IF([.AB16]&gt;=0.94; &quot;A&quot;; IF([.AB16]&gt;=0.9; &quot;A-&quot;; IF([.AB16]&gt;=0.87; &quot;B+&quot;; IF([.AB16]&gt;=0.84;&quot;B&quot;; IF([.AB16]&gt;=0.8; &quot;B-&quot;; IF([.AB16]&gt;=0.77; &quot;C+&quot;; IF([.AB16]&gt;=0.74;&quot;C&quot;; IF([.AB16]&gt;=0.7; &quot;C-&quot;; IF([.AB16]&gt;=0.67; &quot;D+&quot;; IF([.AB16]&gt;=0.64;&quot;D&quot;; IF([.AB16]&gt;=0.6; &quot;D-&quot;; &quot;F&quot;))))))))))))" office:value-type="string" office:string-value="" calcext:value-type="error">
            <text:p>#N/A</text:p>
          </table:table-cell>
          <table:table-cell table:style-name="ce21"/>
          <table:table-cell table:style-name="ce9" table:formula="of:=VLOOKUP([.AC16]; [.$AK$2:.$AL$13]; 2; 0)" office:value-type="string" office:string-value="" calcext:value-type="error">
            <text:p>#N/A</text:p>
          </table:table-cell>
          <table:table-cell table:style-name="ce9" table:formula="of:=VLOOKUP([.AD16]; [.$AK$2:.$AL$13]; 2; 0)" office:value-type="string" office:string-value="" calcext:value-type="error">
            <text:p>#N/A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Ahmad Rajeh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table:style-name="ce5" office:value-type="string" calcext:value-type="string">
            <text:p>A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style-name="ce7"/>
          <table:table-cell table:style-name="ce16" table:formula="of:=(([.N17] / 50)*0.15 + ([.O17] / 50)*0.15 + ([.P17] / 100)*0.2)" office:value-type="float" office:value="0.255" calcext:value-type="float">
            <text:p>0.25500</text:p>
          </table:table-cell>
          <table:table-cell/>
          <table:table-cell table:style-name="ce7" table:number-columns-repeated="3"/>
          <table:table-cell table:style-name="ce16" table:formula="of:=( ((SUM(VLOOKUP([.S17]; [.$AH$2:.$AI$14]; 2; 0);  SUM(VLOOKUP([.T17]; [.$AH$2:.$AI$14]; 2; 0) ))) + ([.U17])  ) / (100 + 100 + 30)) * 0.05" office:value-type="string" office:string-value="" calcext:value-type="error">
            <text:p>#N/A</text:p>
          </table:table-cell>
          <table:table-cell/>
          <table:table-cell office:value-type="string" calcext:value-type="string">
            <text:p>A</text:p>
          </table:table-cell>
          <table:table-cell/>
          <table:table-cell table:style-name="ce16" table:formula="of:=(SUM(VLOOKUP([.X17]; [.$AH$2:.$AI$14]; 2; 0); VLOOKUP([.Y17]; [.$AH$2:.$AI$14]; 2; 0))) / 200 * 0.15" office:value-type="string" office:string-value="" calcext:value-type="error">
            <text:p>#N/A</text:p>
          </table:table-cell>
          <table:table-cell/>
          <table:table-cell table:style-name="ce19" table:formula="of:=[.L17] + [.Q17] + [.V17] + [.Z17]" office:value-type="string" office:string-value="" calcext:value-type="error">
            <text:p>#N/A</text:p>
          </table:table-cell>
          <table:table-cell table:style-name="ce21" table:formula="of:=IF([.AB17]&gt;=0.9875;&quot;A+&quot;;  IF([.AB17]&gt;=0.94; &quot;A&quot;; IF([.AB17]&gt;=0.9; &quot;A-&quot;; IF([.AB17]&gt;=0.87; &quot;B+&quot;; IF([.AB17]&gt;=0.84;&quot;B&quot;; IF([.AB17]&gt;=0.8; &quot;B-&quot;; IF([.AB17]&gt;=0.77; &quot;C+&quot;; IF([.AB17]&gt;=0.74;&quot;C&quot;; IF([.AB17]&gt;=0.7; &quot;C-&quot;; IF([.AB17]&gt;=0.67; &quot;D+&quot;; IF([.AB17]&gt;=0.64;&quot;D&quot;; IF([.AB17]&gt;=0.6; &quot;D-&quot;; &quot;F&quot;))))))))))))" office:value-type="string" office:string-value="" calcext:value-type="error">
            <text:p>#N/A</text:p>
          </table:table-cell>
          <table:table-cell table:style-name="ce21"/>
          <table:table-cell table:style-name="ce9" table:formula="of:=VLOOKUP([.AC17]; [.$AK$2:.$AL$13]; 2; 0)" office:value-type="string" office:string-value="" calcext:value-type="error">
            <text:p>#N/A</text:p>
          </table:table-cell>
          <table:table-cell table:style-name="ce9" table:formula="of:=VLOOKUP([.AD17]; [.$AK$2:.$AL$13]; 2; 0)" office:value-type="string" office:string-value="" calcext:value-type="error">
            <text:p>#N/A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Dillan Smith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D</text:p>
          </table:table-cell>
          <table:table-cell table:number-columns-repeated="6"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49" calcext:value-type="float">
            <text:p>49</text:p>
          </table:table-cell>
          <table:table-cell table:style-name="ce7"/>
          <table:table-cell table:style-name="ce16" table:formula="of:=(([.N18] / 50)*0.15 + ([.O18] / 50)*0.15 + ([.P18] / 100)*0.2)" office:value-type="float" office:value="0.294" calcext:value-type="float">
            <text:p>0.29400</text:p>
          </table:table-cell>
          <table:table-cell/>
          <table:table-cell table:style-name="ce7" table:number-columns-repeated="3"/>
          <table:table-cell table:style-name="ce16" table:formula="of:=( ((SUM(VLOOKUP([.S18]; [.$AH$2:.$AI$14]; 2; 0);  SUM(VLOOKUP([.T18]; [.$AH$2:.$AI$14]; 2; 0) ))) + ([.U18])  ) / (100 + 100 + 30)) * 0.05" office:value-type="string" office:string-value="" calcext:value-type="error">
            <text:p>#N/A</text:p>
          </table:table-cell>
          <table:table-cell/>
          <table:table-cell office:value-type="string" calcext:value-type="string">
            <text:p>A-</text:p>
          </table:table-cell>
          <table:table-cell/>
          <table:table-cell table:style-name="ce16" table:formula="of:=(SUM(VLOOKUP([.X18]; [.$AH$2:.$AI$14]; 2; 0); VLOOKUP([.Y18]; [.$AH$2:.$AI$14]; 2; 0))) / 200 * 0.15" office:value-type="string" office:string-value="" calcext:value-type="error">
            <text:p>#N/A</text:p>
          </table:table-cell>
          <table:table-cell/>
          <table:table-cell table:style-name="ce19" table:formula="of:=[.L18] + [.Q18] + [.V18] + [.Z18]" office:value-type="string" office:string-value="" calcext:value-type="error">
            <text:p>#N/A</text:p>
          </table:table-cell>
          <table:table-cell table:style-name="ce21" table:formula="of:=IF([.AB18]&gt;=0.9875;&quot;A+&quot;;  IF([.AB18]&gt;=0.94; &quot;A&quot;; IF([.AB18]&gt;=0.9; &quot;A-&quot;; IF([.AB18]&gt;=0.87; &quot;B+&quot;; IF([.AB18]&gt;=0.84;&quot;B&quot;; IF([.AB18]&gt;=0.8; &quot;B-&quot;; IF([.AB18]&gt;=0.77; &quot;C+&quot;; IF([.AB18]&gt;=0.74;&quot;C&quot;; IF([.AB18]&gt;=0.7; &quot;C-&quot;; IF([.AB18]&gt;=0.67; &quot;D+&quot;; IF([.AB18]&gt;=0.64;&quot;D&quot;; IF([.AB18]&gt;=0.6; &quot;D-&quot;; &quot;F&quot;))))))))))))" office:value-type="string" office:string-value="" calcext:value-type="error">
            <text:p>#N/A</text:p>
          </table:table-cell>
          <table:table-cell table:style-name="ce21"/>
          <table:table-cell table:style-name="ce9" table:formula="of:=VLOOKUP([.AC18]; [.$AK$2:.$AL$13]; 2; 0)" office:value-type="string" office:string-value="" calcext:value-type="error">
            <text:p>#N/A</text:p>
          </table:table-cell>
          <table:table-cell table:style-name="ce9" table:formula="of:=VLOOKUP([.AD18]; [.$AK$2:.$AL$13]; 2; 0)" office:value-type="string" office:string-value="" calcext:value-type="error">
            <text:p>#N/A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Herbert Torranc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number-columns-repeated="2" table:style-name="ce5" office:value-type="string" calcext:value-type="string">
            <text:p>A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42" calcext:value-type="float">
            <text:p>42</text:p>
          </table:table-cell>
          <table:table-cell table:style-name="ce7"/>
          <table:table-cell table:style-name="ce16" table:formula="of:=(([.N19] / 50)*0.15 + ([.O19] / 50)*0.15 + ([.P19] / 100)*0.2)" office:value-type="float" office:value="0.252" calcext:value-type="float">
            <text:p>0.25200</text:p>
          </table:table-cell>
          <table:table-cell/>
          <table:table-cell table:style-name="ce7" table:number-columns-repeated="3"/>
          <table:table-cell table:style-name="ce16" table:formula="of:=( ((SUM(VLOOKUP([.S19]; [.$AH$2:.$AI$14]; 2; 0);  SUM(VLOOKUP([.T19]; [.$AH$2:.$AI$14]; 2; 0) ))) + ([.U19])  ) / (100 + 100 + 30)) * 0.05" office:value-type="string" office:string-value="" calcext:value-type="error">
            <text:p>#N/A</text:p>
          </table:table-cell>
          <table:table-cell/>
          <table:table-cell office:value-type="string" calcext:value-type="string">
            <text:p>A</text:p>
          </table:table-cell>
          <table:table-cell/>
          <table:table-cell table:style-name="ce16" table:formula="of:=(SUM(VLOOKUP([.X19]; [.$AH$2:.$AI$14]; 2; 0); VLOOKUP([.Y19]; [.$AH$2:.$AI$14]; 2; 0))) / 200 * 0.15" office:value-type="string" office:string-value="" calcext:value-type="error">
            <text:p>#N/A</text:p>
          </table:table-cell>
          <table:table-cell/>
          <table:table-cell table:style-name="ce19" table:formula="of:=[.L19] + [.Q19] + [.V19] + [.Z19]" office:value-type="string" office:string-value="" calcext:value-type="error">
            <text:p>#N/A</text:p>
          </table:table-cell>
          <table:table-cell table:style-name="ce21" table:formula="of:=IF([.AB19]&gt;=0.9875;&quot;A+&quot;;  IF([.AB19]&gt;=0.94; &quot;A&quot;; IF([.AB19]&gt;=0.9; &quot;A-&quot;; IF([.AB19]&gt;=0.87; &quot;B+&quot;; IF([.AB19]&gt;=0.84;&quot;B&quot;; IF([.AB19]&gt;=0.8; &quot;B-&quot;; IF([.AB19]&gt;=0.77; &quot;C+&quot;; IF([.AB19]&gt;=0.74;&quot;C&quot;; IF([.AB19]&gt;=0.7; &quot;C-&quot;; IF([.AB19]&gt;=0.67; &quot;D+&quot;; IF([.AB19]&gt;=0.64;&quot;D&quot;; IF([.AB19]&gt;=0.6; &quot;D-&quot;; &quot;F&quot;))))))))))))" office:value-type="string" office:string-value="" calcext:value-type="error">
            <text:p>#N/A</text:p>
          </table:table-cell>
          <table:table-cell table:style-name="ce21"/>
          <table:table-cell table:style-name="ce9" table:formula="of:=VLOOKUP([.AC19]; [.$AK$2:.$AL$13]; 2; 0)" office:value-type="string" office:string-value="" calcext:value-type="error">
            <text:p>#N/A</text:p>
          </table:table-cell>
          <table:table-cell table:style-name="ce9" table:formula="of:=VLOOKUP([.AD19]; [.$AK$2:.$AL$13]; 2; 0)" office:value-type="string" office:string-value="" calcext:value-type="error">
            <text:p>#N/A</text:p>
          </table:table-cell>
          <table:table-cell table:number-columns-repeated="988"/>
        </table:table-row>
        <table:table-row table:style-name="ro1">
          <table:table-cell table:number-columns-repeated="15"/>
          <table:table-cell table:style-name="ce7"/>
          <table:table-cell table:style-name="ce16"/>
          <table:table-cell/>
          <table:table-cell table:style-name="ce7" table:number-columns-repeated="3"/>
          <table:table-cell table:style-name="ce16"/>
          <table:table-cell table:number-columns-repeated="3"/>
          <table:table-cell table:style-name="ce16"/>
          <table:table-cell/>
          <table:table-cell table:style-name="ce19"/>
          <table:table-cell table:style-name="ce21" table:number-columns-repeated="2"/>
          <table:table-cell table:style-name="ce9" table:number-columns-repeated="2"/>
          <table:table-cell table:number-columns-repeated="988"/>
        </table:table-row>
        <table:table-row table:style-name="ro1">
          <table:table-cell table:number-columns-repeated="7"/>
          <table:table-cell table:style-name="ce10" table:number-columns-repeated="3"/>
          <table:table-cell table:number-columns-repeated="5"/>
          <table:table-cell table:style-name="ce7"/>
          <table:table-cell table:style-name="ce16"/>
          <table:table-cell/>
          <table:table-cell table:style-name="ce7" table:number-columns-repeated="3"/>
          <table:table-cell table:style-name="ce16"/>
          <table:table-cell table:number-columns-repeated="3"/>
          <table:table-cell table:style-name="ce16"/>
          <table:table-cell/>
          <table:table-cell table:style-name="ce19"/>
          <table:table-cell table:style-name="ce21" table:number-columns-repeated="2"/>
          <table:table-cell table:style-name="ce9" table:number-columns-repeated="2"/>
          <table:table-cell table:number-columns-repeated="988"/>
        </table:table-row>
        <table:table-row table:style-name="ro1">
          <table:table-cell table:number-columns-repeated="8"/>
          <table:table-cell table:style-name="ce10" table:number-columns-repeated="2"/>
          <table:table-cell table:number-columns-repeated="5"/>
          <table:table-cell table:style-name="ce7"/>
          <table:table-cell table:style-name="ce16"/>
          <table:table-cell/>
          <table:table-cell table:style-name="ce7" table:number-columns-repeated="3"/>
          <table:table-cell table:style-name="ce16"/>
          <table:table-cell table:number-columns-repeated="3"/>
          <table:table-cell table:style-name="ce16"/>
          <table:table-cell/>
          <table:table-cell table:style-name="ce19"/>
          <table:table-cell table:style-name="ce21" table:number-columns-repeated="2"/>
          <table:table-cell table:style-name="ce9" table:number-columns-repeated="2"/>
          <table:table-cell table:number-columns-repeated="988"/>
        </table:table-row>
        <table:table-row table:style-name="ro1">
          <table:table-cell table:number-columns-repeated="15"/>
          <table:table-cell table:style-name="ce7"/>
          <table:table-cell table:style-name="ce16"/>
          <table:table-cell/>
          <table:table-cell table:style-name="ce7" table:number-columns-repeated="3"/>
          <table:table-cell table:style-name="ce16"/>
          <table:table-cell table:number-columns-repeated="3"/>
          <table:table-cell table:style-name="ce16"/>
          <table:table-cell/>
          <table:table-cell table:style-name="ce19"/>
          <table:table-cell table:style-name="ce21" table:number-columns-repeated="2"/>
          <table:table-cell table:style-name="ce9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9"/>
          <table:table-cell table:number-columns-repeated="12"/>
          <table:table-cell table:style-name="ce7"/>
          <table:table-cell table:style-name="ce16"/>
          <table:table-cell/>
          <table:table-cell table:style-name="ce7" table:number-columns-repeated="3"/>
          <table:table-cell table:style-name="ce16"/>
          <table:table-cell table:number-columns-repeated="3"/>
          <table:table-cell table:style-name="ce16"/>
          <table:table-cell/>
          <table:table-cell table:style-name="ce19"/>
          <table:table-cell table:style-name="ce21" table:number-columns-repeated="2"/>
          <table:table-cell table:style-name="ce9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9"/>
          <table:table-cell table:style-name="ce5"/>
          <table:table-cell table:number-columns-repeated="11"/>
          <table:table-cell table:style-name="ce7"/>
          <table:table-cell table:style-name="ce16"/>
          <table:table-cell/>
          <table:table-cell table:style-name="ce7" table:number-columns-repeated="3"/>
          <table:table-cell table:style-name="ce16"/>
          <table:table-cell table:number-columns-repeated="3"/>
          <table:table-cell table:style-name="ce16"/>
          <table:table-cell/>
          <table:table-cell table:style-name="ce19"/>
          <table:table-cell table:style-name="ce21" table:number-columns-repeated="2"/>
          <table:table-cell table:style-name="ce9" table:number-columns-repeated="2"/>
          <table:table-cell table:number-columns-repeated="988"/>
        </table:table-row>
        <table:table-row table:style-name="ro1">
          <table:table-cell table:number-columns-repeated="11"/>
          <table:table-cell table:style-name="ce12"/>
          <table:table-cell/>
          <table:table-cell table:formula="of:=AVERAGE([.N2:.N25])" office:value-type="float" office:value="42.8333333333333" calcext:value-type="float">
            <text:p>42.8333333333</text:p>
          </table:table-cell>
          <table:table-cell table:formula="of:=AVERAGE([.O2:.O25])" office:value-type="float" office:value="43.5555555555556" calcext:value-type="float">
            <text:p>43.5555555556</text:p>
          </table:table-cell>
          <table:table-cell table:style-name="ce7"/>
          <table:table-cell table:style-name="ce12"/>
          <table:table-cell table:number-columns-repeated="11"/>
          <table:table-cell table:style-name="ce21" table:number-columns-repeated="2"/>
          <table:table-cell table:number-columns-repeated="990"/>
        </table:table-row>
        <table:table-row table:style-name="ro1">
          <table:table-cell table:number-columns-repeated="11"/>
          <table:table-cell table:style-name="ce12"/>
          <table:table-cell/>
          <table:table-cell table:formula="of:=[.N26] / 50" office:value-type="float" office:value="0.856666666666667" calcext:value-type="float">
            <text:p>0.8566666667</text:p>
          </table:table-cell>
          <table:table-cell table:formula="of:=[.O26] / 50" office:value-type="float" office:value="0.871111111111111" calcext:value-type="float">
            <text:p>0.8711111111</text:p>
          </table:table-cell>
          <table:table-cell table:style-name="ce7"/>
          <table:table-cell table:number-columns-repeated="11"/>
          <table:table-cell table:style-name="ce21" table:formula="of:=AVERAGE([.AB2:.AB25])" office:value-type="string" office:string-value="" calcext:value-type="error">
            <text:p>#N/A</text:p>
          </table:table-cell>
          <table:table-cell table:style-name="ce17" table:number-columns-repeated="2"/>
          <table:table-cell table:style-name="ce21" table:formula="of:=AVERAGE([.AE2:.AE25])" office:value-type="string" office:string-value="" calcext:value-type="error">
            <text:p>#N/A</text:p>
          </table:table-cell>
          <table:table-cell table:style-name="ce21" table:formula="of:=AVERAGE([.AF2:.AF25])" office:value-type="string" office:string-value="" calcext:value-type="error">
            <text:p>#N/A</text:p>
          </table:table-cell>
          <table:table-cell table:number-columns-repeated="988"/>
        </table:table-row>
        <table:table-row table:style-name="ro1" table:number-rows-repeated="1048548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1">00/00/0000</text:date>, <text:time style:data-style-name="N2" text:time-value="13:18:15.5817884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5-05-01T13:24:25.237078258</dc:date>
    <dc:creator>Gregory Kapfhammer</dc:creator>
    <meta:editing-duration>P30DT19H30M10S</meta:editing-duration>
    <meta:editing-cycles>343</meta:editing-cycles>
    <meta:generator>LibreOffice/4.2.7.2$Linux_x86 LibreOffice_project/420m0$Build-2</meta:generator>
    <meta:printed-by>Gregory Kapfhammer</meta:printed-by>
    <meta:print-date>2012-12-31T15:26:41</meta:print-date>
    <meta:document-statistic meta:table-count="1" meta:cell-count="465" meta:object-count="0"/>
  </office:meta>
</office:document-meta>
</file>